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1841853030" style:family="table" style:master-page-name="ta-mp-0x7f1841853030">
      <style:table-properties table:display="true" style:writing-mode="lr-tb"/>
    </style:style>
    <style:style style:name="ta-0x7f1841853220" style:family="table" style:master-page-name="ta-mp-0x7f1841853220">
      <style:table-properties table:display="true" style:writing-mode="lr-tb"/>
    </style:style>
    <style:style style:name="ta-0x7f1841853410" style:family="table" style:master-page-name="ta-mp-0x7f1841853410">
      <style:table-properties table:display="true" style:writing-mode="lr-tb"/>
    </style:style>
    <style:style style:name="ta-0x7f1841853600" style:family="table" style:master-page-name="ta-mp-0x7f1841853600">
      <style:table-properties table:display="true" style:writing-mode="lr-tb"/>
    </style:style>
    <style:style style:name="ta-0x7f18418537f0" style:family="table" style:master-page-name="ta-mp-0x7f18418537f0">
      <style:table-properties table:display="true" style:writing-mode="lr-tb"/>
    </style:style>
    <style:style style:name="ta-0x7f18418539e0" style:family="table" style:master-page-name="ta-mp-0x7f1841853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184184cea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cfc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d0f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d21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d34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d4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cd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64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84184d6b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da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d5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64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84184d7e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db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d90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dc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de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e24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dd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64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84184df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e3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e1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e49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e6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ea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e5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64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84184e81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eb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e93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ecb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ef0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f27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ed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64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84184f02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f3a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f15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f4c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f71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fa9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f5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64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84184f84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fbb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f96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84184fce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58.25pt" style:use-optimal-column-width="false"/>
    </style:style>
    <style:style style:name="ACOL-2" style:family="table-column"/>
    <style:style style:name="ACOL-3" style:family="table-column">
      <style:table-column-properties style:column-width="126.00pt" style:use-optimal-column-width="fals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87.50pt" style:use-optimal-column-width="tru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COL-10" style:family="table-column">
      <style:table-column-properties style:column-width="94.50pt" style:use-optimal-column-width="true"/>
    </style:style>
    <style:style style:name="AROW-1" style:family="table-row"/>
    <style:style style:name="AROW-2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1841877d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1841851c3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loginForVendor&quot;})">
          <table:error-message table:display="true" table:message-type="warning"/>
        </table:content-validation>
        <table:content-validation table:name="VAL-0x7f18418e9810" table:allow-empty-cell="true" table:display-list="unsorted" table:base-cell-address="$'TestCase'.A7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verifySortProductForVendor&quot;})">
          <table:error-message table:display="true" table:message-type="warning"/>
        </table:content-validation>
        <table:content-validation table:name="VAL-0x7f18418ef03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18418f13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1841853030" table:print="false">
        <office:forms form:automatic-focus="false" form:apply-design-mode="false">
          <form:form/>
        </office:forms>
        <table:table-column table:default-cell-style-name="ACE-0x7f184184cd78" table:style-name="ACOL-1"/>
        <table:table-column table:style-name="ACOL-0" table:number-columns-repeated="127"/>
        <table:table-row table:style-name="AROW-0">
          <table:table-cell table:style-name="ACE-0x7f184184cea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184184cfc8" table:content-validation-name="VAL-0x7f1841877d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184184d0f0" table:content-validation-name="VAL-0x7f1841851c30" office:value-type="string">
            <text:p>loginForVendor</text:p>
          </table:table-cell>
          <table:table-cell table:number-columns-repeated="127" table:style-name="Gnumeric-default"/>
        </table:table-row>
        <table:table-row table:style-name="AROW-0">
          <table:table-cell table:style-name="ACE-0x7f184184d218" table:content-validation-name="VAL-0x7f18418e9810" office:value-type="string">
            <text:p>verifySortProductForVendor</text:p>
          </table:table-cell>
          <table:table-cell table:number-columns-repeated="127" table:style-name="Gnumeric-default"/>
        </table:table-row>
        <table:table-row table:style-name="AROW-0">
          <table:table-cell table:style-name="ACE-0x7f184184d340" table:content-validation-name="VAL-0x7f18418ef03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184184d468" table:content-validation-name="VAL-0x7f18418f13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1841853220" table:print="false">
        <office:forms form:automatic-focus="false" form:apply-design-mode="false">
          <form:form/>
        </office:forms>
        <table:table-column table:default-cell-style-name="ACE-0x7f184184d590" table:style-name="ACOL-3"/>
        <table:table-column table:default-cell-style-name="ACE-0x7f184184d590" table:style-name="ACOL-4"/>
        <table:table-column table:default-cell-style-name="ACE-0x7f184184d590" table:style-name="ACOL-5"/>
        <table:table-column table:default-cell-style-name="ACE-0x7f184184d590" table:style-name="ACOL-6"/>
        <table:table-column table:default-cell-style-name="ACE-0x7f184184d590" table:style-name="ACOL-7" table:number-columns-repeated="2"/>
        <table:table-column table:default-cell-style-name="ACE-0x7f184184d590" table:style-name="ACOL-8"/>
        <table:table-column table:default-cell-style-name="ACE-0x7f184184d590" table:style-name="ACOL-9"/>
        <table:table-column table:default-cell-style-name="ACE-0x7f1841864140" table:style-name="ACOL-0" table:number-columns-repeated="120"/>
        <table:table-row table:style-name="AROW-0">
          <table:table-cell table:style-name="ACE-0x7f184184d6b8" office:value-type="string">
            <text:p>User Name</text:p>
          </table:table-cell>
          <table:table-cell table:style-name="ACE-0x7f184184d7e0" office:value-type="string">
            <text:p>Password</text:p>
          </table:table-cell>
          <table:table-cell table:style-name="ACE-0x7f184184d908" office:value-type="string">
            <text:p>SearchTextName</text:p>
          </table:table-cell>
          <table:table-cell table:number-columns-repeated="5" table:style-name="ACE-0x7f184184d590"/>
          <table:table-cell table:number-columns-repeated="120" table:style-name="ACE-0x7f1841864140"/>
        </table:table-row>
        <table:table-row table:style-name="AROW-0">
          <table:table-cell table:style-name="ACE-0x7f184184da30" office:value-type="string">
            <text:p>13674974@sc.com</text:p>
          </table:table-cell>
          <table:table-cell table:style-name="ACE-0x7f184184db58" office:value-type="float" office:value="123456">
            <text:p>123456</text:p>
          </table:table-cell>
          <table:table-cell table:style-name="ACE-0x7f184184dc80" office:value-type="string">
            <text:p>Shirt</text:p>
          </table:table-cell>
          <table:table-cell table:number-columns-repeated="5" table:style-name="ACE-0x7f184184d590"/>
          <table:table-cell table:number-columns-repeated="120" table:style-name="ACE-0x7f184186414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10">
          <table:table-cell table:number-columns-repeated="128" table:style-name="ACE-0x7f184186414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f1841853410" table:print="false">
        <office:forms form:automatic-focus="false" form:apply-design-mode="false">
          <form:form/>
        </office:forms>
        <table:table-column table:default-cell-style-name="ACE-0x7f184184dda8" table:style-name="ACOL-10"/>
        <table:table-column table:default-cell-style-name="ACE-0x7f184184dda8" table:style-name="ACOL-4"/>
        <table:table-column table:default-cell-style-name="ACE-0x7f184184dda8" table:style-name="ACOL-5"/>
        <table:table-column table:default-cell-style-name="ACE-0x7f184184dda8" table:style-name="ACOL-6"/>
        <table:table-column table:default-cell-style-name="ACE-0x7f184184dda8" table:style-name="ACOL-7" table:number-columns-repeated="2"/>
        <table:table-column table:default-cell-style-name="ACE-0x7f184184dda8" table:style-name="ACOL-8"/>
        <table:table-column table:default-cell-style-name="ACE-0x7f184184dda8" table:style-name="ACOL-9"/>
        <table:table-column table:default-cell-style-name="ACE-0x7f1841864268" table:style-name="ACOL-0" table:number-columns-repeated="120"/>
        <table:table-row table:style-name="AROW-0">
          <table:table-cell table:style-name="ACE-0x7f184184ded0" office:value-type="string">
            <text:p>User Name</text:p>
          </table:table-cell>
          <table:table-cell table:style-name="ACE-0x7f184184dff8" office:value-type="string">
            <text:p>Password</text:p>
          </table:table-cell>
          <table:table-cell table:style-name="ACE-0x7f184184e120" office:value-type="string">
            <text:p>SearchTextName</text:p>
          </table:table-cell>
          <table:table-cell table:number-columns-repeated="5" table:style-name="ACE-0x7f184184dda8"/>
          <table:table-cell table:number-columns-repeated="120" table:style-name="ACE-0x7f1841864268"/>
        </table:table-row>
        <table:table-row table:style-name="AROW-0">
          <table:table-cell table:style-name="ACE-0x7f184184e248" office:value-type="string">
            <text:p>13674974@sc.com</text:p>
          </table:table-cell>
          <table:table-cell table:style-name="ACE-0x7f184184e370" office:value-type="float" office:value="123456">
            <text:p>123456</text:p>
          </table:table-cell>
          <table:table-cell table:style-name="ACE-0x7f184184e498" office:value-type="string">
            <text:p>Shirt</text:p>
          </table:table-cell>
          <table:table-cell table:number-columns-repeated="5" table:style-name="ACE-0x7f184184dda8"/>
          <table:table-cell table:number-columns-repeated="120" table:style-name="ACE-0x7f184186426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10">
          <table:table-cell table:number-columns-repeated="128" table:style-name="ACE-0x7f184186426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3_TestData" table:style-name="ta-0x7f1841853600" table:print="false">
        <office:forms form:automatic-focus="false" form:apply-design-mode="false">
          <form:form/>
        </office:forms>
        <table:table-column table:default-cell-style-name="ACE-0x7f184184e5c0" table:style-name="ACOL-10"/>
        <table:table-column table:default-cell-style-name="ACE-0x7f184184e5c0" table:style-name="ACOL-4"/>
        <table:table-column table:default-cell-style-name="ACE-0x7f184184e5c0" table:style-name="ACOL-5"/>
        <table:table-column table:default-cell-style-name="ACE-0x7f184184e5c0" table:style-name="ACOL-6"/>
        <table:table-column table:default-cell-style-name="ACE-0x7f184184e5c0" table:style-name="ACOL-7" table:number-columns-repeated="2"/>
        <table:table-column table:default-cell-style-name="ACE-0x7f184184e5c0" table:style-name="ACOL-8"/>
        <table:table-column table:default-cell-style-name="ACE-0x7f184184e5c0" table:style-name="ACOL-9"/>
        <table:table-column table:default-cell-style-name="ACE-0x7f1841864390" table:style-name="ACOL-0" table:number-columns-repeated="120"/>
        <table:table-row table:style-name="AROW-0">
          <table:table-cell table:style-name="ACE-0x7f184184e6e8" office:value-type="string">
            <text:p>User Name</text:p>
          </table:table-cell>
          <table:table-cell table:style-name="ACE-0x7f184184e810" office:value-type="string">
            <text:p>Password</text:p>
          </table:table-cell>
          <table:table-cell table:style-name="ACE-0x7f184184e938" office:value-type="string">
            <text:p>SearchTextName</text:p>
          </table:table-cell>
          <table:table-cell table:number-columns-repeated="5" table:style-name="ACE-0x7f184184e5c0"/>
          <table:table-cell table:number-columns-repeated="120" table:style-name="ACE-0x7f1841864390"/>
        </table:table-row>
        <table:table-row table:style-name="AROW-0">
          <table:table-cell table:style-name="ACE-0x7f184184ea60" office:value-type="string">
            <text:p>13674974@sc.com</text:p>
          </table:table-cell>
          <table:table-cell table:style-name="ACE-0x7f184184eb88" office:value-type="float" office:value="123456">
            <text:p>123456</text:p>
          </table:table-cell>
          <table:table-cell table:style-name="ACE-0x7f184184ecb0" office:value-type="string">
            <text:p>Shirt</text:p>
          </table:table-cell>
          <table:table-cell table:number-columns-repeated="5" table:style-name="ACE-0x7f184184e5c0"/>
          <table:table-cell table:number-columns-repeated="120" table:style-name="ACE-0x7f184186439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10">
          <table:table-cell table:number-columns-repeated="128" table:style-name="ACE-0x7f184186439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4_TestData" table:style-name="ta-0x7f18418537f0" table:print="false">
        <office:forms form:automatic-focus="false" form:apply-design-mode="false">
          <form:form/>
        </office:forms>
        <table:table-column table:default-cell-style-name="ACE-0x7f184184edd8" table:style-name="ACOL-10"/>
        <table:table-column table:default-cell-style-name="ACE-0x7f184184edd8" table:style-name="ACOL-4"/>
        <table:table-column table:default-cell-style-name="ACE-0x7f184184edd8" table:style-name="ACOL-5"/>
        <table:table-column table:default-cell-style-name="ACE-0x7f184184edd8" table:style-name="ACOL-6"/>
        <table:table-column table:default-cell-style-name="ACE-0x7f184184edd8" table:style-name="ACOL-7" table:number-columns-repeated="2"/>
        <table:table-column table:default-cell-style-name="ACE-0x7f184184edd8" table:style-name="ACOL-8"/>
        <table:table-column table:default-cell-style-name="ACE-0x7f184184edd8" table:style-name="ACOL-9"/>
        <table:table-column table:default-cell-style-name="ACE-0x7f18418644b8" table:style-name="ACOL-0" table:number-columns-repeated="120"/>
        <table:table-row table:style-name="AROW-0">
          <table:table-cell table:style-name="ACE-0x7f184184ef00" office:value-type="string">
            <text:p>User Name</text:p>
          </table:table-cell>
          <table:table-cell table:style-name="ACE-0x7f184184f028" office:value-type="string">
            <text:p>Password</text:p>
          </table:table-cell>
          <table:table-cell table:style-name="ACE-0x7f184184f150" office:value-type="string">
            <text:p>SearchTextName</text:p>
          </table:table-cell>
          <table:table-cell table:number-columns-repeated="5" table:style-name="ACE-0x7f184184edd8"/>
          <table:table-cell table:number-columns-repeated="120" table:style-name="ACE-0x7f18418644b8"/>
        </table:table-row>
        <table:table-row table:style-name="AROW-0">
          <table:table-cell table:style-name="ACE-0x7f184184f278" office:value-type="string">
            <text:p>13674974@sc.com</text:p>
          </table:table-cell>
          <table:table-cell table:style-name="ACE-0x7f184184f3a0" office:value-type="float" office:value="123456">
            <text:p>123456</text:p>
          </table:table-cell>
          <table:table-cell table:style-name="ACE-0x7f184184f4c8" office:value-type="string">
            <text:p>Shirt</text:p>
          </table:table-cell>
          <table:table-cell table:number-columns-repeated="5" table:style-name="ACE-0x7f184184edd8"/>
          <table:table-cell table:number-columns-repeated="120" table:style-name="ACE-0x7f18418644b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10">
          <table:table-cell table:number-columns-repeated="128" table:style-name="ACE-0x7f18418644b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5_TestData" table:style-name="ta-0x7f18418539e0" table:print="false">
        <office:forms form:automatic-focus="false" form:apply-design-mode="false">
          <form:form/>
        </office:forms>
        <table:table-column table:default-cell-style-name="ACE-0x7f184184f5f0" table:style-name="ACOL-10"/>
        <table:table-column table:default-cell-style-name="ACE-0x7f184184f5f0" table:style-name="ACOL-4"/>
        <table:table-column table:default-cell-style-name="ACE-0x7f184184f5f0" table:style-name="ACOL-5"/>
        <table:table-column table:default-cell-style-name="ACE-0x7f184184f5f0" table:style-name="ACOL-6"/>
        <table:table-column table:default-cell-style-name="ACE-0x7f184184f5f0" table:style-name="ACOL-7" table:number-columns-repeated="2"/>
        <table:table-column table:default-cell-style-name="ACE-0x7f184184f5f0" table:style-name="ACOL-8"/>
        <table:table-column table:default-cell-style-name="ACE-0x7f184184f5f0" table:style-name="ACOL-9"/>
        <table:table-column table:default-cell-style-name="ACE-0x7f18418645e0" table:style-name="ACOL-0" table:number-columns-repeated="120"/>
        <table:table-row table:style-name="AROW-0">
          <table:table-cell table:style-name="ACE-0x7f184184f718" office:value-type="string">
            <text:p>User Name</text:p>
          </table:table-cell>
          <table:table-cell table:style-name="ACE-0x7f184184f840" office:value-type="string">
            <text:p>Password</text:p>
          </table:table-cell>
          <table:table-cell table:style-name="ACE-0x7f184184f968" office:value-type="string">
            <text:p>SearchTextName</text:p>
          </table:table-cell>
          <table:table-cell table:number-columns-repeated="5" table:style-name="ACE-0x7f184184f5f0"/>
          <table:table-cell table:number-columns-repeated="120" table:style-name="ACE-0x7f18418645e0"/>
        </table:table-row>
        <table:table-row table:style-name="AROW-0">
          <table:table-cell table:style-name="ACE-0x7f184184fa90" office:value-type="string">
            <text:p>13674974@sc.com</text:p>
          </table:table-cell>
          <table:table-cell table:style-name="ACE-0x7f184184fbb8" office:value-type="float" office:value="123456">
            <text:p>123456</text:p>
          </table:table-cell>
          <table:table-cell table:style-name="ACE-0x7f184184fce0" office:value-type="string">
            <text:p>Shirt</text:p>
          </table:table-cell>
          <table:table-cell table:number-columns-repeated="5" table:style-name="ACE-0x7f184184f5f0"/>
          <table:table-cell table:number-columns-repeated="120" table:style-name="ACE-0x7f18418645e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10">
          <table:table-cell table:number-columns-repeated="128" table:style-name="ACE-0x7f18418645e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184181ac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8417596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8418269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84a56c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84a52b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8417b96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1841853030" style:display-name="TestCase" style:page-layout-name="pl-0x7f184181ac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841853220" style:display-name="AQA1_TestData" style:page-layout-name="pl-0x7f18417596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841853410" style:display-name="AQA2_TestData" style:page-layout-name="pl-0x7f18418269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841853600" style:display-name="AQA3_TestData" style:page-layout-name="pl-0x7f184a56c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8418537f0" style:display-name="AQA4_TestData" style:page-layout-name="pl-0x7f184a52b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8418539e0" style:display-name="AQA5_TestData" style:page-layout-name="pl-0x7f18417b96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2T14:16:07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